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<text:span text:style-name="T2">ajax e botões, </text:span>JPA</text:p>
          </table:table-cell>
          <table:table-cell table:style-name="ce29"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49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 &lt;===&gt;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/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/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/>
          <table:table-cell table:style-name="ce49" office:value-type="string" calcext:value-type="string">
            <text:p>PrimeFaces, dataTable prime showcase, ajax e botões</text:p>
          </table:table-cell>
          <table:table-cell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8:19:37.377080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1-25T13:30:43.258095736</dc:date>
    <meta:editing-duration>P31DT2H30M8S</meta:editing-duration>
    <meta:editing-cycles>468</meta:editing-cycles>
    <meta:document-statistic meta:table-count="4" meta:cell-count="676" meta:object-count="0"/>
  </office:meta>
</office:document-meta>
</file>